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adornments="Regular" style:font-family-generic="swiss" style:font-pitch="variable"/>
    <style:font-face style:name="Verdana1" svg:font-family="Verdana" style:font-family-generic="swiss" style:font-pitch="variable"/>
  </office:font-face-decls>
  <office:automatic-styles>
    <style:style style:name="dp1" style:family="drawing-page">
      <style:drawing-page-properties presentation:background-visible="fals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ong_20_lyrics_20__28_Russian_29_">
      <style:graphic-properties draw:auto-grow-height="false" draw:auto-grow-width="false" fo:max-height="0cm" fo:min-height="0cm"/>
      <style:paragraph-properties style:writing-mode="lr-tb"/>
    </style:style>
    <style:style style:name="gr2" style:family="graphic">
      <style:graphic-properties style:protect="size"/>
    </style:style>
    <style:style style:name="pr1" style:family="presentation" style:parent-style-name="Default-notes">
      <style:graphic-properties draw:fill-color="#ffffff" draw:auto-grow-height="true" fo:min-height="13.364cm"/>
      <style:paragraph-properties style:writing-mode="lr-tb"/>
    </style:style>
    <style:style style:name="P1" style:family="paragraph">
      <style:paragraph-properties style:writing-mode="lr-tb"/>
      <style:text-properties fo:color="#000000" loext:opacity="100%" fo:font-size="32pt"/>
    </style:style>
    <style:style style:name="P2" style:family="paragraph">
      <loext:graphic-properties draw:fill-color="#ffffff"/>
      <style:paragraph-properties style:writing-mode="lr-tb"/>
    </style:style>
    <style:style style:name="T1" style:family="text">
      <style:text-properties fo:color="#000000" loext:opacity="100%"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5cm" svg:height="8.5cm" svg:x="1.5cm" svg:y="2.3cm">
          <draw:text-box>
            <text:p><text:span text:style-name="T1">line 1</text:span></text:p>
          </draw:text-box>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Verdana" svg:font-family="Verdana" style:font-adornments="Regular" style:font-family-generic="swiss" style:font-pitch="variable"/>
    <style:font-face style:name="Verdana1"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Verdana" fo:font-family="Verdana"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ng_20_lyrics" style:display-name="Song lyrics" style:family="graphic" style:parent-style-name="standard">
      <style:paragraph-properties fo:line-height="110%">
        <style:tab-stops>
          <style:tab-stop style:position="2cm"/>
          <style:tab-stop style:position="4cm"/>
          <style:tab-stop style:position="6cm"/>
          <style:tab-stop style:position="24cm" style:type="right"/>
        </style:tab-stops>
      </style:paragraph-properties>
      <style:text-properties fo:color="#ffffff" loext:opacity="100%" fo:font-size="32pt"/>
    </style:style>
    <style:style style:name="Song_20_lyrics_20__28_Russian_29_" style:display-name="Song lyrics (Russian)" style:family="graphic" style:parent-style-name="Song_20_lyrics">
      <style:text-properties fo:language="ru" fo:country="RU"/>
    </style:style>
    <style:style style:name="Song_20_lyrics_20__28_Ukrainian_29_" style:display-name="Song lyrics (Ukrainian)" style:family="graphic" style:parent-style-name="Song_20_lyrics">
      <style:text-properties fo:language="uk" fo:country="UA"/>
    </style:style>
    <style:style style:name="Song_20_lyrics_20_in_20_yellow" style:display-name="Song lyrics in yellow" style:family="graphic" style:parent-style-name="Song_20_lyrics">
      <style:text-properties fo:color="#ffff00" loext:opacity="100%"/>
    </style:style>
    <style:style style:name="Song_20_title" style:display-name="Song title" style:family="graphic" style:parent-style-name="standard">
      <style:paragraph-properties>
        <style:tab-stops>
          <style:tab-stop style:position="4cm"/>
          <style:tab-stop style:position="6cm"/>
          <style:tab-stop style:position="8cm"/>
        </style:tab-stops>
      </style:paragraph-properties>
      <style:text-properties fo:color="#ffffff" loext:opacity="100%" fo:font-size="36pt" fo:font-weight="bold"/>
    </style:style>
    <style:style style:name="Song_20_title_20__28_Russian_29_" style:display-name="Song title (Russian)" style:family="graphic" style:parent-style-name="Song_20_title">
      <style:text-properties fo:language="ru" fo:country="RU"/>
    </style:style>
    <style:style style:name="Song_20_title_20__28_Ukrainian_29_" style:display-name="Song title (Ukrainian)" style:family="graphic" style:parent-style-name="Song_20_title">
      <style:text-properties fo:language="uk" fo:country="UA"/>
    </style:style>
    <style:style style:name="Default-background" style:family="presentation">
      <style:graphic-properties draw:stroke="none" draw:fill="solid" draw:fill-color="#00004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Verdana" fo:font-family="Verdana" style:font-style-name="Regular" style:font-family-generic="swiss" style:font-pitch="variable"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Verdana" fo:font-family="Verdana" style:font-style-name="Regular" style:font-family-generic="swiss"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Verdana" fo:font-family="Verdana" style:font-style-name="Regular"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2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32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32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32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32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32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3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Verdana" fo:font-family="Verdana" style:font-style-name="Regular"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Verdana" fo:font-family="Verdana" style:font-style-name="Regular" style:font-family-generic="swiss" style:font-pitch="variable" fo:font-size="36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4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85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cm" svg:height="2cm" svg:x="1.5cm" svg:y="1.1cm" presentation:class="title" presentation:placeholder="true">
        <draw:text-box/>
      </draw:frame>
      <draw:frame presentation:style-name="Default-outline1" draw:layer="backgroundobjects" svg:width="25cm" svg:height="16.4cm" svg:x="1.5cm" svg:y="3.1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John Zaitseff</meta:initial-creator>
    <meta:creation-date>2018-06-06T22:30:00.000000000</meta:creation-date>
    <meta:editing-cycles>5</meta:editing-cycles>
    <meta:editing-duration>PT3M16S</meta:editing-duration>
    <dc:description>The hymnal Гимны веры христиан was originally published by the Union of Slavic Evangelical Pentecostal Churches in Australia in 1981.  This document is part of the revised and corrected digital edition, first released in 2010.  Please see https://www.zap.org.au/documents/music/gimny-very-khristian/ for more information.</dc:description>
    <dc:subject>Slavic hymnal Гимны веры христиан</dc:subject>
    <dc:title>Template for the Slavic hymnal Гимны веры христиан</dc:title>
    <dc:date>2021-11-18T08:30:49.521000000</dc:date>
    <meta:generator>LibreOfficeDev/7.3.0.0.alpha1$Windows_X86_64 LibreOffice_project/a36a2c33c60d5d379d4db5c1727c8c47504cc828</meta:generator>
    <meta:document-statistic meta:object-count="21"/>
  </office:meta>
</office:document-meta>
</file>